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hsb" fo:country="DE" officeooo:paragraph-rsid="001a74f1"/>
    </style:style>
    <style:style style:name="P2" style:family="paragraph" style:parent-style-name="Preformatted_20_Text">
      <style:text-properties officeooo:paragraph-rsid="001a74f1"/>
    </style:style>
    <style:style style:name="P3" style:family="paragraph" style:parent-style-name="Preformatted_20_Text">
      <style:text-properties officeooo:paragraph-rsid="001c1361"/>
    </style:style>
    <style:style style:name="P4" style:family="paragraph" style:parent-style-name="Preformatted_20_Text">
      <style:paragraph-properties fo:break-before="page"/>
    </style:style>
    <style:style style:name="P5" style:family="paragraph" style:parent-style-name="Preformatted_20_Text">
      <style:text-properties fo:language="hsb" fo:country="DE" officeooo:paragraph-rsid="001c1361"/>
    </style:style>
    <style:style style:name="T1" style:family="text">
      <style:text-properties fo:language="hsb" fo:country="DE"/>
    </style:style>
    <style:style style:name="T2" style:family="text">
      <style:text-properties officeooo:rsid="001a74f1"/>
    </style:style>
    <style:style style:name="T3" style:family="text">
      <style:text-properties officeooo:rsid="001c1361"/>
    </style:style>
    <style:style style:name="T4" style:family="text">
      <style:text-properties officeooo:rsid="001f834e"/>
    </style:style>
    <style:style style:name="T5" style:family="text">
      <style:text-properties officeooo:rsid="00203fb1"/>
    </style:style>
    <style:style style:name="T6" style:family="text">
      <style:text-properties fo:language="hsb" fo:country="DE" officeooo:rsid="001c1361"/>
    </style:style>
    <style:style style:name="T7" style:family="text">
      <style:text-properties style:font-name="Liberation Mono" officeooo:rsid="00203fb1" style:font-name-asian="Noto Sans Mono CJK SC" style:font-name-complex="Liberation Mono"/>
    </style:style>
    <style:style style:name="T8" style:family="text">
      <style:text-properties officeooo:rsid="0022b9e4"/>
    </style:style>
    <style:style style:name="T9" style:family="text">
      <style:text-properties officeooo:rsid="0023b4c9"/>
    </style:style>
    <style:style style:name="T10" style:family="text">
      <style:text-properties officeooo:rsid="00252836"/>
    </style:style>
    <style:style style:name="T11" style:family="text">
      <style:text-properties officeooo:rsid="00258bf6"/>
    </style:style>
    <style:style style:name="T12" style:family="text">
      <style:text-properties style:font-name="Liberation Mono" officeooo:rsid="00260201" style:font-name-asian="Noto Sans Mono CJK SC" style:font-name-complex="Liberation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/></text:p>
      <text:p text:style-name="Preformatted_20_Text">%----------------------------------- </text:p>
      <text:p text:style-name="Preformatted_20_Text">% https://digital.slub-dresden.de/data/kitodo/BibltojeZ_478590679/BibltojeZ_478590679_tif/jpegs/00001628.tif.large.jpg </text:p>
      <text:p text:style-name="Preformatted_20_Text">%----------------------------------------------------------- </text:p>
      <text:p text:style-name="Preformatted_20_Text"/>
      <text:p text:style-name="P1">%----------------------------------- </text:p>
      <text:p text:style-name="P1"/>
      <text:p text:style-name="P2"><text:span text:style-name="T1">kapitl((</text:span>Druhi list swj. japoštoła Pětra.<text:span text:style-name="T2">))</text:span></text:p>
      <text:p text:style-name="P2"/>
      <text:p text:style-name="P2"><text:span text:style-name="T2">staw((</text:span>Prěni staw.<text:span text:style-name="T2">))</text:span></text:p>
      <text:p text:style-name="P2"/>
      <text:p text:style-name="P2"><text:span text:style-name="T2">detail((</text:span>Wo wěry płódnosći w dobrych skutkach a wo chwalbje swjateho pisma.<text:span text:style-name="T2">))</text:span></text:p>
      <text:p text:style-name="P2"/>
      <text:p text:style-name="P1">%----------------------------------- </text:p>
      <text:p text:style-name="P1"/>
      <text:p text:style-name="Preformatted_20_Text">1. Šiman Pětr, wotročk a japoštoł Jezom Chrysta, tym, kotřiž z nami runje tu drohu wěru dóstali su po tej prawdosći, kotruž dawa naš Bóh a tón zbóžnik Jezus Chrystus; <text:span text:style-name="T2">ref((</text:span>Rom. 1, 12.<text:span text:style-name="T2">))</text:span> </text:p>
      <text:p text:style-name="Preformatted_20_Text"/>
      <text:p text:style-name="P3">2. Hnada a měr přisporjej so wam přez to póznaće Bože a Jezom Chrysta, našeho Knjeza! <text:span text:style-name="T2">ref((</text:span>Rom. 1, 7.<text:span text:style-name="T3">))</text:span></text:p>
      <text:p text:style-name="P3"/>
      <text:p text:style-name="P3">3. Dokelž nam wot jeho Božeje mocy wšitko, štož k žiwjenju a k słužbje Božej słuša, date je přez to póznaće teho, kiž nas je powołał přez swoju krasnosć a móc; <text:span text:style-name="T2">ref((</text:span>1 Pětr. 2, 9.<text:span text:style-name="T3">))</text:span></text:p>
      <text:p text:style-name="P3"/>
      <text:p text:style-name="Preformatted_20_Text">4. Dha nam te drohe a najwjetše sluby date su, zo byšće wy přez te same dostojni byli teho bójskeho p<text:span text:style-name="T4">ř</text:span>irodźenja, jeli zo ćeknjeće tym skaženym lóštam na swěće. </text:p>
      <text:p text:style-name="Preformatted_20_Text"/>
      <text:p text:style-name="Preformatted_20_Text">5. Teho dla wažće wšitku prócu na to, zo byšće přiłožili k swojej wěrje počink a k počinku mudrosć, </text:p>
      <text:p text:style-name="Preformatted_20_Text"/>
      <text:p text:style-name="Preformatted_20_Text">6. A k mudrosći zdźeržliwosć, a k zdźeržliwosći sćerpliwosć, a k sćerpliwosći bohabojaznosć, </text:p>
      <text:p text:style-name="Preformatted_20_Text"/>
      <text:p text:style-name="P3">7. A k bohabojaznosći bratrsku lubosć, k bratrskej lubosći pak lubosć k wšitkim čłowjekam. <text:span text:style-name="T2">ref((</text:span>1 Thes. 3, 12.<text:span text:style-name="T3">))</text:span></text:p>
      <text:p text:style-name="Preformatted_20_Text"/>
      <text:p text:style-name="P3">8. Přetož hdyž to z połnej měru pola was je, njebudźe wone was lěnich a njepłódnych wostajić na póznaću našeho Knjeza Jezom Chrysta. <text:span text:style-name="T2">ref((</text:span>Tit. 3, 14.<text:span text:style-name="T3">))</text:span></text:p>
      <text:p text:style-name="P3"/>
      <text:p text:style-name="P3"/>
      <text:p text:style-name="P3"/>
      <text:p text:style-name="P4"><text:s/></text:p>
      <text:p text:style-name="Preformatted_20_Text">%----------------------------------- </text:p>
      <text:p text:style-name="Preformatted_20_Text">% https://digital.slub-dresden.de/data/kitodo/BibltojeZ_478590679/BibltojeZ_478590679_tif/jpegs/00001629.tif.large.jpg </text:p>
      <text:p text:style-name="Preformatted_20_Text">%----------------------------------------------------------- </text:p>
      <text:p text:style-name="Preformatted_20_Text"><text:s/></text:p>
      <text:p text:style-name="P3">9. Štóž pak to nima, tón je slepy a masa z rukomaj a zapomni teho wučisćenja swojich starych hrěchow. <text:span text:style-name="T2">ref((</text:span>1 Jan. 2, 9. 11.<text:span text:style-name="T3">))</text:span></text:p>
      <text:p text:style-name="P3"/>
      <text:p text:style-name="P3">10. Teho dla, lubi bratřa, pró<text:span text:style-name="T5">c</text:span>ujće so wjele wja<text:span text:style-name="T5">c</text:span>y, zo byšće waše powołanje a wuzwolenje twjerde sčinili. Přetož hdyž wy to činiće, dha njebudźeće wy so nihdy <text:span text:style-name="T5">s</text:span>torčić; <text:span text:style-name="T2">ref((</text:span>Hebr. 3, 14.<text:span text:style-name="T3">))</text:span></text:p>
      <text:p text:style-name="P3"><text:s/></text:p>
      <text:p text:style-name="Preformatted_20_Text">11. A tak budźe wam bohaće podate to nut<text:span text:style-name="T5">ř</text:span>zańdźenje do teho wěčneho kralestwa našeho Knjeza a zbóžnika Jezom Chrysta. </text:p>
      <text:p text:style-name="Preformatted_20_Text"/>
      <text:p text:style-name="P3">12. Teho dla nochcu přestać, was stajnje teho dopomnić, hač wy je runje wěsće a sće posylnjeni w tej nětčišej prawdźe. <text:span text:style-name="T2">ref((</text:span>Rom. 15, 14. 15.<text:span text:style-name="T3">))</text:span></text:p>
      <text:p text:style-name="Preformatted_20_Text"/>
      <text:p text:style-name="Preformatted_20_Text">13. Přetož ja mam za <text:span text:style-name="T5">s</text:span>prawne, tak dołho hač tudy w tej hěće sym, zo bych was zbudźił z napominanjom, </text:p>
      <text:p text:style-name="Preformatted_20_Text"/>
      <text:p text:style-name="P3">14. Dokelž wěm, zo ja skoro swoju hětu wotpołožić dyrbju, jako mi tež naš Knjez Jezus Chrystus zjewił je. <text:span text:style-name="T2">ref((</text:span>Jan. 21, 18. 19.<text:span text:style-name="T3">))</text:span></text:p>
      <text:p text:style-name="P3"/>
      <text:p text:style-name="P3">15. Ja pak swěru na tym budu, zo byšće wy po mojim wu<text:span text:style-name="T5">c</text:span>hodźe stajnje měli so teho dopomnić. </text:p>
      <text:p text:style-name="P3"/>
      <text:p text:style-name="P5">%----------------------------------- </text:p>
      <text:p text:style-name="P3"><text:span text:style-name="T1"/></text:p>
      <text:p text:style-name="P3"><text:span text:style-name="T6">detail((</text:span>Epistola na 6. njedźelu po třoch kralach.<text:span text:style-name="T3">))</text:span></text:p>
      <text:p text:style-name="P3"/>
      <text:p text:style-name="P5">%----------------------------------- </text:p>
      <text:p text:style-name="P3"><text:span text:style-name="T1"/></text:p>
      <text:p text:style-name="P3">16. [Přetož my njejsmy za lesnymi basničkami šli, jako my wam wupowjedźili smy tu móc a přichod našeho Knjeza Jezom Chrysta, ale my smy z našimaj wočomaj jeho krasnosć widźili. <text:span text:style-name="T2">ref((</text:span>1 Kor. 1, 17. St. 2, 1. 4.<text:span text:style-name="T3">))</text:span></text:p>
      <text:p text:style-name="Preformatted_20_Text"/>
      <text:p text:style-name="P3">17. Přetož wón je wot Boha Wótca česć a chwalbu dóstał, přez hłós, kotryž so k njemu sta wot wulkeje krasnosće z tajkim wašnjom: To je mój luby Syn, na kotrymž ja dobre spodobanje mam. <text:span text:style-name="T2">ref((</text:span>Mat. 17, 5. Mark. 9, 7. Luk. 9, 35. Mat. 3, 17.<text:span text:style-name="T3">))</text:span></text:p>
      <text:p text:style-name="Preformatted_20_Text"/>
      <text:p text:style-name="P3">18. A tón hłós smy my słyšeli, zo so z njebjes sta, jako my z nim běchmy na tej swjatej horje.<text:span text:style-name="T7">]</text:span> </text:p>
      <text:p text:style-name="P3"/>
      <text:p text:style-name="P5">%----------------------------------- </text:p>
      <text:p text:style-name="P3"><text:span text:style-name="T1"/></text:p>
      <text:p text:style-name="P3"><text:span text:style-name="T6">detail((</text:span>Tekst na 20. njedźelu po swj. Trojicy. IV.<text:span text:style-name="T3">))</text:span></text:p>
      <text:p text:style-name="Preformatted_20_Text"/>
      <text:p text:style-name="P5">%----------------------------------- </text:p>
      <text:p text:style-name="P3"><text:span text:style-name="T1"/></text:p>
      <text:p text:style-name="P3">19. [A my mamy mó<text:span text:style-name="T5">c</text:span>niše profetiske słowo, a wy na tym derje činiće, zo na njo kedźbujeće, jako na swěcu, kotraž so w ćěmnym kuće swěći, hač by so dźeń zaswitał a jutrna hwězda schadźała we wašich wutrobach. <text:span text:style-name="T2">ref((</text:span><text:span text:style-name="T5">Ps.</text:span> 119, 105.<text:span text:style-name="T3">))</text:span></text:p>
      <text:p text:style-name="P3"/>
      <text:p text:style-name="P3">20. Wy pak dyrbiće to najprjedy wjedźić, zo žane profetiske pismo so njeda po samych čloró<text:span text:style-name="T5">s</text:span>kich myslach wułožić; <text:span text:style-name="T2">ref((</text:span>2 Tim. 3, 16. Rom. 12,7.<text:span text:style-name="T3">))</text:span></text:p>
      <text:p text:style-name="Preformatted_20_Text"/>
      <text:p text:style-name="Preformatted_20_Text">21. Přetož to profetiske słowo njeje zastarsku po čloró<text:span text:style-name="T5">s</text:span>kej woli wuryčane, ale ći swjeći Boži ludźo su rěčeli, nanućeni wot swjateho Ducha.<text:span text:style-name="T7">]</text:span> </text:p>
      <text:p text:style-name="Preformatted_20_Text"/>
      <text:p text:style-name="P5">%----------------------------------- </text:p>
      <text:p text:style-name="P3"><text:span text:style-name="T1"/></text:p>
      <text:p text:style-name="P3"><text:soft-page-break/><text:span text:style-name="T6"/></text:p>
      <text:p text:style-name="P3"><text:span text:style-name="T6">staw((</text:span>2. Staw.<text:span text:style-name="T3">))</text:span></text:p>
      <text:p text:style-name="P3"/>
      <text:p text:style-name="P3"><text:span text:style-name="T3">detail((</text:span>Wo falšnych wučerjach, jich štrafje a zawjedźenju.<text:span text:style-name="T3">))</text:span></text:p>
      <text:p text:style-name="P3"/>
      <text:p text:style-name="P5">%----------------------------------- </text:p>
      <text:p text:style-name="P3"><text:span text:style-name="T1"/></text:p>
      <text:p text:style-name="P3"><text:span text:style-name="T6"/></text:p>
      <text:p text:style-name="P3">1. Běchu pak tež falšni profetojo bjez ludom, jako tež bjez wami budźa falšni wučerjo, kotřiž budźa skradźu podtykać škódne ke<text:span text:style-name="T5">c</text:span>a<text:span text:style-name="T5">rs</text:span>twa, dokelž zapru teho Knjeza, kiž jich wukupił je, a sami sebi p<text:span text:style-name="T5">ř</text:span>iwala nahłe skaženje. <text:span text:style-name="T2">ref((</text:span>1 Tim. 4, 1.<text:span text:style-name="T3">))</text:span></text:p>
      <text:p text:style-name="Preformatted_20_Text"/>
      <text:p text:style-name="P3">2. A jich wjele budźe za nimi hić do skaženja; přez kotrychž šćežka teje prawdy budźe hanjena. <text:span text:style-name="T2">ref((</text:span>2 Tim. 4, 3. 4.<text:span text:style-name="T3">))</text:span> </text:p>
      <text:p text:style-name="Preformatted_20_Text"/>
      <text:p text:style-name="P3">3. A woni budźa přez lakomstwo z jeba<text:span text:style-name="T5">rs</text:span>kimi słowami wo was wikować. To satamanstwo pak, kotrež jim dawno wotsudźene je, so njekomdźi a jich skaženje njedrěma. <text:span text:style-name="T2">ref((</text:span>5 Mójz. 32, 35.<text:span text:style-name="T3">))</text:span> </text:p>
      <text:p text:style-name="Preformatted_20_Text"/>
      <text:p text:style-name="P3">4. Přetož hdyž Bóh tych jandźelow, kiž su zhrěšili, njeje přepušćił, ale je jich z rjećazami teje ćěmnosće do hele zastorčił a jich podał, zo bychu k sudu <text:span text:style-name="T5">sc</text:span>howani byli; <text:span text:style-name="T2">ref((</text:span>Jud. št. 6. Jan. 8, 44.<text:span text:style-name="T3">))</text:span></text:p>
      <text:p text:style-name="P3"/>
      <text:p text:style-name="P3">5. A njeje lutował prěńšeho swěta, ale schowa Noa, prědarja prawdosće, sameho wosmeho, a přiwjedźe lijeńcu na swět tych bjezbóžnych; <text:span text:style-name="T2">ref((</text:span>1 Mójz. 7, 7. St. 8, 1.<text:span text:style-name="T3">))</text:span></text:p>
      <text:p text:style-name="P3"/>
      <text:p text:style-name="P3"/>
      <text:p text:style-name="P3"/>
      <text:p text:style-name="P3"/>
      <text:p text:style-name="P4"><text:s/></text:p>
      <text:p text:style-name="Preformatted_20_Text">%----------------------------------- </text:p>
      <text:p text:style-name="Preformatted_20_Text">% https://digital.slub-dresden.de/data/kitodo/BibltojeZ_478590679/BibltojeZ_478590679_tif/jpegs/00001630.tif.large.jpg </text:p>
      <text:p text:style-name="Preformatted_20_Text">%----------------------------------------------------------- </text:p>
      <text:p text:style-name="Preformatted_20_Text"/>
      <text:p text:style-name="P3">6. A je te města Sodom a Gomorru k popjełej sčinił, p<text:span text:style-name="T8">ř</text:span>ewróćił a wutupił a z tym znamjo postajił tym, kotřiž złe činić chcedźa; <text:span text:style-name="T2">ref((</text:span>1 Mójz. 19, 24.<text:span text:style-name="T3">))</text:span></text:p>
      <text:p text:style-name="P3"/>
      <text:p text:style-name="Preformatted_20_Text">7. A teho podtłóčeneho praweho Lota je z tych złóstnikow jich njepó<text:span text:style-name="T8">c</text:span>ćiweho towarstwa wutorhnył; </text:p>
      <text:p text:style-name="Preformatted_20_Text"/>
      <text:p text:style-name="P3">8. Přetož dokelž tutón prawy, kiž bjez nimi bydleše, jedyn dźeń jako druhi jich njeprawe skutki widźeć a słyšeć dyrbješe, rudźeše to jeho prawu dušu. <text:span text:style-name="T2">ref((</text:span>P<text:span text:style-name="T8">s</text:span>. 119, 158. Ez. 9, 4.<text:span text:style-name="T3">))</text:span> </text:p>
      <text:p text:style-name="Preformatted_20_Text"/>
      <text:p text:style-name="P3">9. Přetož tón Knjez wě bohabojaznych ze spytowanja wumóž, njeprawych pak <text:span text:style-name="T8">sc</text:span>hować k sudnemu dnju, zo bychu čwělowani byli; <text:span text:style-name="T2">ref((</text:span>1 Kor. 10, 13.<text:span text:style-name="T3">))</text:span></text:p>
      <text:p text:style-name="Preformatted_20_Text"/>
      <text:p text:style-name="P3">10. A najwjacy tych, kotřiž z ćěłom w žado<text:span text:style-name="T8">s</text:span>ći teje nječi<text:span text:style-name="T8">s</text:span>to<text:span text:style-name="T8">s</text:span>će chodźa a wyšnosć zaspja, su <text:span text:style-name="T8">c</text:span>hrobli, zasakli, so ničo njeboja te krasnosće hanić, <text:span text:style-name="T2">ref((</text:span>Jud. št. 4. 7. 8. 10. 16.<text:span text:style-name="T3">))</text:span></text:p>
      <text:p text:style-name="P3"/>
      <text:p text:style-name="Preformatted_20_Text">11. Hdźež wšak ći jandźeljo, kiž wjetšu sylnosć a móc maju, njeznjesu přećiwo sebi to hanibne sudźenje před tym Knjezom. </text:p>
      <text:p text:style-name="Preformatted_20_Text"/>
      <text:p text:style-name="P3">12. Ale tamni su jako te njerozomne skoćata, kotrež su po p<text:span text:style-name="T8">ř</text:span>irodźenju płodźene k łowjenju a k farězanju; tak woni to hanja, štož njerozumja, a budźa w swojim hinjenju zahinyć, <text:span text:style-name="T2">ref((</text:span>Jer. 12, 3. Jud. št. 10.<text:span text:style-name="T3">))</text:span></text:p>
      <text:p text:style-name="Preformatted_20_Text"/>
      <text:p text:style-name="P3">13. A tu mzdu teje njeprawdosće wotnosyć. Woni to dźerža za najlěpše, hdyž so dźeń jako dźeń móža kormić; ale woplu<text:span text:style-name="T8">s</text:span>k su a haniba, dokelž so derje maju při swojim jebanju a sobu kwasuja z wami; <text:span text:style-name="T2">ref((</text:span>Jud. št. 12.<text:span text:style-name="T3">))</text:span></text:p>
      <text:p text:style-name="P3"><text:s/></text:p>
      <text:p text:style-name="P3">14. Maju woči połnej mandźel<text:span text:style-name="T8">s</text:span>twołamanja, njedadźa sebi hrěchi wobarać, wabja k sebi te njewob<text:span text:style-name="T8">s</text:span>tajne duše, maju wutrobu wuwučenu w lakomstwje, su pokleći ludźo;</text:p>
      <text:p text:style-name="P3"><text:s/></text:p>
      <text:p text:style-name="Preformatted_20_Text">15. Wostajiwši prawu šćežku su so zabłudźili; chodźa pak po puću Balaam, Bozoroweho syna, kotremuž so lubješe mzda teje njeprawdosće; </text:p>
      <text:p text:style-name="Preformatted_20_Text"/>
      <text:p text:style-name="P3">16. Bu pak dowjedźeny swojeho přestupjenja; přetož ta něma wósli<text:span text:style-name="T8">c</text:span>a, na kotrejž jězdźeše, rěčeše z čłowječnym hłosom a wobaraše teho profety tórno<text:span text:style-name="T8">s</text:span>ći. <text:span text:style-name="T2">ref((</text:span>4 Mójz. 22, 28.<text:span text:style-name="T3">))</text:span> </text:p>
      <text:p text:style-name="Preformatted_20_Text"/>
      <text:p text:style-name="P3">17. Woni su studnje bjez wody a mróčele, wot wichora wokoło honjene; kotrymž ta ćěmna ćma do wěčnosće schowana je. <text:span text:style-name="T2">ref((</text:span>Jud. št. 12.<text:span text:style-name="T3">))</text:span></text:p>
      <text:p text:style-name="P3"><text:s/></text:p>
      <text:p text:style-name="P3">18. Přetož woni ryča nadute a prózdne słowa a zawjedźa w ćělnych lóštach, haj w njepó<text:span text:style-name="T8">c</text:span>ćiwo<text:span text:style-name="T8">s</text:span>ći tych samych, kotřiž woprawdźe ćekli běchu wot tych, kiž w błudźe chodźa; <text:span text:style-name="T2">ref((</text:span>P<text:span text:style-name="T8">s</text:span>. 17, 10. Jud. št. 16.<text:span text:style-name="T3">))</text:span></text:p>
      <text:p text:style-name="P3"><text:s/></text:p>
      <text:p text:style-name="P3">19. A polubja jim frejotu, kiž wšak sami skaženi wotročcy su. Přetož wot kohož štó je p<text:span text:style-name="T8">ř</text:span>ewinjeny, temu je wón tež za wotročka. <text:span text:style-name="T2">ref((</text:span>Jan. 8, 34. Rom. 6, 6.<text:span text:style-name="T3">))</text:span></text:p>
      <text:p text:style-name="P3"><text:s/></text:p>
      <text:p text:style-name="P3">20. Su-li pak ći, kiž wušli su z njerjada teho swěta přez to póznaće teho Knjeza a zbóžnika Jezom Chrysta, z noweho zaso w tym wjaznuli a budźa p<text:span text:style-name="T8">ř</text:span>emóženi, tak zo wulězć njemóža, dha je so z nimi to poslednje hórše sčiniło, dyžli prěńše běše. <text:span text:style-name="T2">ref((</text:span>Mat. 12, 45. Hebr. 6, 4—?.<text:span text:style-name="T3">))</text:span></text:p>
      <text:p text:style-name="P3"><text:s/></text:p>
      <text:p text:style-name="P3">21. Přetož lěpje by jim było, zo bychu nihdy njepóznali puć teje prawdosće, dyžli zo jón póznaju a so wróća wot swjateje přikaznje, kotraž jim data je. <text:span text:style-name="T2">ref((</text:span><text:span text:style-name="T8">Luk</text:span>. 12, 47. 48.<text:span text:style-name="T3">))</text:span></text:p>
      <text:p text:style-name="P3"><text:s/></text:p>
      <text:p text:style-name="P3"><text:soft-page-break/></text:p>
      <text:p text:style-name="P3">22. Stało so jim je, štož so hewak w prawym p<text:span text:style-name="T9">ř</text:span>isłowje rěči: Pos žerje zaso, štož je wublał; a swinjo wala so po kupjeli zaso w błóće. <text:span text:style-name="T2">ref((</text:span>Přisł. 26, 11.<text:span text:style-name="T3">))</text:span></text:p>
      <text:p text:style-name="P3"><text:s/></text:p>
      <text:p text:style-name="P5">%----------------------------------- </text:p>
      <text:p text:style-name="P3"><text:span text:style-name="T1"/></text:p>
      <text:p text:style-name="P3"><text:span text:style-name="T6">staw((</text:span>3. Staw.<text:span text:style-name="T3">))</text:span></text:p>
      <text:p text:style-name="P3"/>
      <text:p text:style-name="P3"><text:span text:style-name="T3">detail((</text:span>Wo poslenich časach, Chrystusowym přichodźe a do<text:span text:style-name="T9">s</text:span>tojnym přihotowanju na njón.<text:span text:style-name="T3">))</text:span></text:p>
      <text:p text:style-name="P3"/>
      <text:p text:style-name="P5">%----------------------------------- </text:p>
      <text:p text:style-name="P3"><text:span text:style-name="T1"/></text:p>
      <text:p text:style-name="P3"><text:span text:style-name="T1"/></text:p>
      <text:p text:style-name="P3">1. To je hižom druhi list, kotryž wam pišu, wy lubi, w kotrymaj<text:span text:style-name="T9">ž</text:span> ja z dopomnjenjom zbudźu wašu <text:span text:style-name="T9">s</text:span>prawnu mysl, <text:span text:style-name="T2">ref((</text:span>St. 1, 13.<text:span text:style-name="T3">))</text:span></text:p>
      <text:p text:style-name="P3"/>
      <text:p text:style-name="P3"/>
      <text:p text:style-name="P3"/>
      <text:p text:style-name="P3"/>
      <text:p text:style-name="P4"><text:s/></text:p>
      <text:p text:style-name="Preformatted_20_Text">%----------------------------------- </text:p>
      <text:p text:style-name="Preformatted_20_Text">% https://digital.slub-dresden.de/data/kitodo/BibltojeZ_478590679/BibltojeZ_478590679_tif/jpegs/00001631.tif.large.jpg </text:p>
      <text:p text:style-name="Preformatted_20_Text">%----------------------------------------------------------- </text:p>
      <text:p text:style-name="Preformatted_20_Text"/>
      <text:p text:style-name="P3">2. <text:span text:style-name="T10">Z</text:span>o byšće <text:span text:style-name="T10">s</text:span>pominali na te słowa, kotrež wam su připowědane wot tych swjatych profetow, a na našu wučbu, kiž my smy japoštoli teho Knjeza a zbóžnika. </text:p>
      <text:p text:style-name="P3"/>
      <text:p text:style-name="P5">%----------------------------------- </text:p>
      <text:p text:style-name="P3"><text:span text:style-name="T1"/></text:p>
      <text:p text:style-name="P3">Epistola na 26. njedźelu po swj. Trojicy. </text:p>
      <text:p text:style-name="Preformatted_20_Text"/>
      <text:p text:style-name="P5">%----------------------------------- </text:p>
      <text:p text:style-name="P3"><text:span text:style-name="T1"/></text:p>
      <text:p text:style-name="P3">3. [A to wy dyrbiće najprjedy wjedźić, zo w tych poslenich dnjach přińć budźa wusměw<text:span text:style-name="T10">c</text:span>y, kiž budźa po swojich lóštach chodźić, <text:span text:style-name="T2">ref((</text:span>1 Tim. 4, 1. 2 Tim. 3, 1—5. Mat. 24, 4. Jud. št. 18.<text:span text:style-name="T3">))</text:span></text:p>
      <text:p text:style-name="P3"/>
      <text:p text:style-name="P3">4. A rjeknyć: Hdźe je tón slub jeho přichoda? Přetož wot teho časa, jako wótcojo wusnyli su, wostanje wšitko tak, kaž było je wot spočatka teho stworjenja. <text:span text:style-name="T2">ref((</text:span>Jez. 5, 19.<text:span text:style-name="T3">))</text:span></text:p>
      <text:p text:style-name="P3"><text:s/></text:p>
      <text:p text:style-name="Preformatted_20_Text">5. Ale samopašno<text:span text:style-name="T10">s</text:span>će dla noch<text:span text:style-name="T10">c</text:span>edźa wjedźić, zo te njebjesa zastarsku tež běchu, a ta zemja, kiž z wody a přez wodu je wob<text:span text:style-name="T10">s</text:span>tała přez Bože słowo; </text:p>
      <text:p text:style-name="Preformatted_20_Text"/>
      <text:p text:style-name="P3">6. Dha wšak přez te same tamny swět z lijeńcu je potepjeny a <text:span text:style-name="T10">s</text:span>kaženy. <text:span text:style-name="T2">ref((</text:span>1 Mójz. 7, 17.<text:span text:style-name="T3">))</text:span></text:p>
      <text:p text:style-name="P3"><text:s/></text:p>
      <text:p text:style-name="Preformatted_20_Text">7. Ale nětčiše njebjesa a zemja budźa přez jeho słowo wotłožene a k wohenju schowane na tón dźeń teho suda a zatamanstwa bjezbóžnych ludźi. </text:p>
      <text:p text:style-name="Preformatted_20_Text"/>
      <text:p text:style-name="Preformatted_20_Text">8. To jene pak nochcu, zo by wam potajene było, wy najlubši, zo jedyn dźeń před tym Knjezom je jako tawzynt lět, a tawzynt lět jako jedyn dźeń. </text:p>
      <text:p text:style-name="Preformatted_20_Text"/>
      <text:p text:style-name="P3">9. Tón Knjez so ze slubom njekomdźi, jako někotři to za komdźenje maju; ale wón ma ćerpjenje z nami a nochce, zo by štó zhubjeny był, ale zo by so kóždy k pokuće wobroćił. <text:span text:style-name="T2">ref((</text:span>Hab. 2, 3. Ez. 18, 23.<text:span text:style-name="T3">))</text:span></text:p>
      <text:p text:style-name="P3"><text:s/></text:p>
      <text:p text:style-name="P3">10. Teho Knjeza dźeń pak budźe přińć jako paduch w nocy, na kotrymż njebjesa zańć budźa z wulkim ropotom; helementy pak budźa před hě<text:span text:style-name="T10">c</text:span>u so rozeškrěć, a zemja a te wěcy, kiž w njej su, budźa so spalić. <text:span text:style-name="T2">ref((</text:span>Luk. 12, 39. 1 Thes. 5, 2. 3. Zjew. 3, 3. St. 16, 15. 2 Pětr. 3, 7. <text:span text:style-name="T10">L</text:span>uk. 31, 33.<text:span text:style-name="T3">))</text:span></text:p>
      <text:p text:style-name="P3"><text:s/></text:p>
      <text:p text:style-name="Preformatted_20_Text">11. Hdyž teho dla to wšitko ma rozeńć, dha dyrbiće wy hotowi być ze swjatym žiwjenjom a z bohabojaznym wašnjom, </text:p>
      <text:p text:style-name="Preformatted_20_Text"/>
      <text:p text:style-name="Preformatted_20_Text">12. <text:span text:style-name="T11">Z</text:span>o byšće čakali a <text:span text:style-name="T11">c</text:span>hwatali k p<text:span text:style-name="T11">ř</text:span>ichodej teho Božeho dnja, na kotrymž njebjesa so přez woheń ro<text:span text:style-name="T11">z</text:span>pušćić a helementy před hě<text:span text:style-name="T11">c</text:span>u so rozeškrěć budźa. </text:p>
      <text:p text:style-name="Preformatted_20_Text"/>
      <text:p text:style-name="P3">13. My pak po jeho slubje čakamy na nowe njebjesa a na nowu zemju, w kotrychž prawdosć přebywa. <text:span text:style-name="T2">ref((</text:span>Jez. 65, 17. St. 66, 22. Zjew. 21, 1.<text:span text:style-name="T3">))</text:span> </text:p>
      <text:p text:style-name="Preformatted_20_Text"/>
      <text:p text:style-name="P3">14. Teho dla, moji najlubši, dokelž wy na to čakać maće, dha budźće swěru na tym, zo byšće wy před nim njezmazani a bjez haniby namakani byli w měrje.<text:span text:style-name="T12">]</text:span> <text:span text:style-name="T2">ref((</text:span>1 Thes. 3, 13. 1 Kor. 1, 8.<text:span text:style-name="T3">))</text:span></text:p>
      <text:p text:style-name="Preformatted_20_Text"/>
      <text:p text:style-name="P3">15. A mějće tu sćerpliwosć našeho Knjeza za swoju zbóžnosć; kaž tež naš luby bratr Pawoł po tej mudrosći, kotraž jemu data je, wam je pisał, <text:span text:style-name="T2">ref((</text:span>Rom. 2, 4. 1 Pětr. 3, 20.<text:span text:style-name="T3">))</text:span></text:p>
      <text:p text:style-name="P3"/>
      <text:p text:style-name="P3"/>
      <text:p text:style-name="P3"/>
      <text:p text:style-name="P3"><text:soft-page-break/></text:p>
      <text:p text:style-name="Preformatted_20_Text">16. Kaž wón tež we wšěch swojich listach wot teho rěči, w kotrychž su někotre wěcy ćežke k zroz<text:span text:style-name="T11">u</text:span>mjenju, kotrež, jako tež te druhe pisma, ći njewučeni a njewob<text:span text:style-name="T11">s</text:span>tajni p<text:span text:style-name="T11">ř</text:span>ewobroća k samemu swojemu satamanstwu.</text:p>
      <text:p text:style-name="Preformatted_20_Text"/>
      <text:p text:style-name="P3">17. Wy pak, moji najlubši, dokelž to prjedy wěsće, dha hladajće so, zo byšće wy, do błuda tych njezbóžnych ludźi sobu ćehnjeni, njewupanyli ze swojeje wobstajnosće. <text:span text:style-name="T2">ref((</text:span>Mark. 13, 5. 9. 33.<text:span text:style-name="T3">))</text:span></text:p>
      <text:p text:style-name="P3"><text:s/></text:p>
      <text:p text:style-name="Preformatted_20_Text">18. Ale ro<text:span text:style-name="T11">s</text:span>ćće w hnadźe a póznaću našeho Knjeza a zbóžnika Jezom Chrysta. Temu samemu, budź česć nětk a hač do wěčneho časa. Hamjeń.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107" number:language="hsb" number:country="DE" loext:transliteration-spellout="cardinal" number:transliteration-language="hsb" number:transliteration-country="DE">
      <number:number number:decimal-places="0" number:min-decimal-places="0" number:min-integer-digits="1"/>
    </number:number-style>
    <number:number-style style:name="N10108" number:language="hsb" number:country="DE" loext:transliteration-spellout="capitalize cardinal" number:transliteration-language="hsb" number:transliteration-country="DE">
      <number:number number:decimal-places="0" number:min-decimal-places="0" number:min-integer-digits="1"/>
    </number:number-style>
    <number:number-style style:name="N10109" number:language="hsb" number:country="DE" loext:transliteration-spellout="upper cardinal" number:transliteration-language="hsb" number:transliteration-country="DE">
      <number:number number:decimal-places="0" number:min-decimal-places="0" number:min-integer-digits="1"/>
    </number:number-style>
    <number:number-style style:name="N10110" number:language="hsb" number:country="DE" loext:transliteration-spellout="EUR" number:transliteration-language="hsb" number:transliteration-country="DE">
      <number:number number:decimal-places="0" number:min-decimal-places="0" number:min-integer-digits="1"/>
    </number:number-style>
    <number:number-style style:name="N10111" number:language="hsb" number:country="DE" loext:transliteration-spellout="EUR" number:transliteration-language="hsb" number:transliteration-country="DE">
      <number:number number:decimal-places="2" number:min-decimal-places="2" number:min-integer-digits="1"/>
    </number:number-style>
    <number:number-style style:name="N10112" number:language="hsb" number:country="DE" loext:transliteration-spellout="upper EUR" number:transliteration-language="hsb" number:transliteration-country="DE">
      <number:number number:decimal-places="0" number:min-decimal-places="0" number:min-integer-digits="1"/>
    </number:number-style>
    <number:number-style style:name="N10113" number:language="hsb" number:country="DE" loext:transliteration-spellout="upper EUR" number:transliteration-language="hsb" number:transliteration-country="DE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3-05T22:25:49.930827300</dc:date>
    <meta:editing-duration>PT37M25S</meta:editing-duration>
    <meta:editing-cycles>9</meta:editing-cycles>
    <meta:generator>LibreOffice/26.2.0.3$Windows_X86_64 LibreOffice_project/620$Build-3</meta:generator>
    <meta:document-statistic meta:table-count="0" meta:image-count="0" meta:object-count="0" meta:page-count="7" meta:paragraph-count="114" meta:word-count="1820" meta:character-count="11501" meta:non-whitespace-character-count="9711"/>
  </office:meta>
</office:document-meta>
</file>